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1cb7cf" officeooo:paragraph-rsid="001cb7cf"/>
    </style:style>
    <style:style style:name="P2" style:family="paragraph" style:parent-style-name="Standard">
      <style:text-properties officeooo:rsid="001cb7cf" officeooo:paragraph-rsid="00302946"/>
    </style:style>
    <style:style style:name="P3" style:family="paragraph" style:parent-style-name="Standard">
      <style:text-properties fo:font-size="16pt" fo:font-weight="bold" officeooo:rsid="001cb7cf" officeooo:paragraph-rsid="001cb7c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1a7bd" officeooo:paragraph-rsid="0021a7b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93543" officeooo:paragraph-rsid="0029354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e9c15" officeooo:paragraph-rsid="001e9c1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c403e" officeooo:paragraph-rsid="002c403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302946" officeooo:paragraph-rsid="0030294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3146f1" officeooo:paragraph-rsid="003146f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e9c15" officeooo:paragraph-rsid="001e9c15"/>
    </style:style>
    <style:style style:name="P11" style:family="paragraph" style:parent-style-name="Standard">
      <style:text-properties officeooo:rsid="001e9c15" officeooo:paragraph-rsid="0020243e"/>
    </style:style>
    <style:style style:name="P12" style:family="paragraph" style:parent-style-name="Standard">
      <style:text-properties officeooo:rsid="001e9c15" officeooo:paragraph-rsid="002af2dc"/>
    </style:style>
    <style:style style:name="P13" style:family="paragraph" style:parent-style-name="Standard">
      <style:text-properties officeooo:rsid="001e9c15" officeooo:paragraph-rsid="00293543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cb7cf" officeooo:paragraph-rsid="001cb7cf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21a7bd" officeooo:paragraph-rsid="0021a7bd"/>
    </style:style>
    <style:style style:name="P16" style:family="paragraph" style:parent-style-name="Standard">
      <style:text-properties fo:color="#3465a4" loext:opacity="100%" officeooo:rsid="0021a7bd" officeooo:paragraph-rsid="0021a7bd"/>
    </style:style>
    <style:style style:name="P17" style:family="paragraph" style:parent-style-name="Standard">
      <style:text-properties fo:color="#3465a4" loext:opacity="100%" officeooo:rsid="001e9c15" officeooo:paragraph-rsid="001e9c15"/>
    </style:style>
    <style:style style:name="P18" style:family="paragraph" style:parent-style-name="Standard">
      <style:text-properties fo:color="#3465a4" loext:opacity="100%" officeooo:rsid="001e9c15" officeooo:paragraph-rsid="00293543"/>
    </style:style>
    <style:style style:name="P19" style:family="paragraph" style:parent-style-name="Standard">
      <style:text-properties fo:color="#3465a4" loext:opacity="100%" officeooo:rsid="002994d7" officeooo:paragraph-rsid="002994d7"/>
    </style:style>
    <style:style style:name="P20" style:family="paragraph" style:parent-style-name="Standard">
      <style:text-properties fo:color="#3465a4" loext:opacity="100%" officeooo:rsid="002b429c" officeooo:paragraph-rsid="002b429c"/>
    </style:style>
    <style:style style:name="P21" style:family="paragraph" style:parent-style-name="Standard">
      <style:text-properties officeooo:rsid="00293543" officeooo:paragraph-rsid="00293543"/>
    </style:style>
    <style:style style:name="P22" style:family="paragraph" style:parent-style-name="Standard">
      <style:text-properties fo:color="#000000" loext:opacity="100%" fo:font-weight="normal" officeooo:rsid="001e9c15" officeooo:paragraph-rsid="002994d7" style:font-weight-asian="normal" style:font-weight-complex="normal"/>
    </style:style>
    <style:style style:name="P23" style:family="paragraph" style:parent-style-name="Standard">
      <style:text-properties officeooo:rsid="002b429c" officeooo:paragraph-rsid="002b429c"/>
    </style:style>
    <style:style style:name="P24" style:family="paragraph" style:parent-style-name="Standard">
      <style:text-properties officeooo:rsid="002c403e" officeooo:paragraph-rsid="002c403e"/>
    </style:style>
    <style:style style:name="P25" style:family="paragraph" style:parent-style-name="Standard">
      <style:text-properties officeooo:rsid="002d7eb2" officeooo:paragraph-rsid="002d7eb2"/>
    </style:style>
    <style:style style:name="P26" style:family="paragraph" style:parent-style-name="Standard">
      <style:text-properties officeooo:rsid="00302946" officeooo:paragraph-rsid="00302946"/>
    </style:style>
    <style:style style:name="P27" style:family="paragraph" style:parent-style-name="Standard">
      <style:text-properties officeooo:rsid="00302946" officeooo:paragraph-rsid="0036f974"/>
    </style:style>
    <style:style style:name="P28" style:family="paragraph" style:parent-style-name="Standard">
      <style:text-properties officeooo:rsid="003146f1" officeooo:paragraph-rsid="003146f1"/>
    </style:style>
    <style:style style:name="P29" style:family="paragraph" style:parent-style-name="Standard">
      <style:text-properties officeooo:rsid="003146f1" officeooo:paragraph-rsid="003326d7"/>
    </style:style>
    <style:style style:name="P30" style:family="paragraph" style:parent-style-name="Standard">
      <style:text-properties officeooo:rsid="003146f1" officeooo:paragraph-rsid="004131fb"/>
    </style:style>
    <style:style style:name="P31" style:family="paragraph" style:parent-style-name="Standard">
      <style:text-properties fo:color="#666666" loext:opacity="100%" officeooo:rsid="003263ed" officeooo:paragraph-rsid="003263ed"/>
    </style:style>
    <style:style style:name="P32" style:family="paragraph" style:parent-style-name="Standard">
      <style:text-properties fo:color="#666666" loext:opacity="100%" officeooo:rsid="003146f1" officeooo:paragraph-rsid="003146f1"/>
    </style:style>
    <style:style style:name="P33" style:family="paragraph" style:parent-style-name="Standard">
      <style:text-properties fo:color="#666666" loext:opacity="100%" officeooo:rsid="00302946" officeooo:paragraph-rsid="00302946"/>
    </style:style>
    <style:style style:name="P34" style:family="paragraph" style:parent-style-name="Standard">
      <style:text-properties fo:color="#666666" loext:opacity="100%" officeooo:rsid="00302946" officeooo:paragraph-rsid="0036f974"/>
    </style:style>
    <style:style style:name="P35" style:family="paragraph" style:parent-style-name="Standard">
      <style:text-properties fo:color="#666666" loext:opacity="100%" officeooo:rsid="002d7eb2" officeooo:paragraph-rsid="002d7eb2"/>
    </style:style>
    <style:style style:name="P36" style:family="paragraph" style:parent-style-name="Standard">
      <style:text-properties fo:color="#666666" loext:opacity="100%" officeooo:rsid="002c403e" officeooo:paragraph-rsid="002c403e"/>
    </style:style>
    <style:style style:name="P37" style:family="paragraph" style:parent-style-name="Standard">
      <style:text-properties fo:color="#666666" loext:opacity="100%" officeooo:rsid="002b429c" officeooo:paragraph-rsid="002b429c"/>
    </style:style>
    <style:style style:name="P38" style:family="paragraph" style:parent-style-name="Standard">
      <style:text-properties fo:color="#666666" loext:opacity="100%" officeooo:rsid="00293543" officeooo:paragraph-rsid="00293543"/>
    </style:style>
    <style:style style:name="P39" style:family="paragraph" style:parent-style-name="Standard">
      <style:text-properties fo:color="#666666" loext:opacity="100%" officeooo:rsid="001e9c15" officeooo:paragraph-rsid="0020243e"/>
    </style:style>
    <style:style style:name="P40" style:family="paragraph" style:parent-style-name="Standard">
      <style:text-properties fo:color="#666666" loext:opacity="100%" officeooo:rsid="001e9c15" officeooo:paragraph-rsid="001e9c15"/>
    </style:style>
    <style:style style:name="P41" style:family="paragraph" style:parent-style-name="Standard">
      <style:text-properties fo:color="#666666" loext:opacity="100%" officeooo:rsid="001e9c15" officeooo:paragraph-rsid="00293543"/>
    </style:style>
    <style:style style:name="P42" style:family="paragraph" style:parent-style-name="Standard">
      <style:text-properties fo:color="#666666" loext:opacity="100%" officeooo:rsid="002994d7" officeooo:paragraph-rsid="002994d7"/>
    </style:style>
    <style:style style:name="P43" style:family="paragraph" style:parent-style-name="Standard">
      <style:text-properties fo:color="#666666" loext:opacity="100%" officeooo:rsid="0023c6b9" officeooo:paragraph-rsid="0023c6b9"/>
    </style:style>
    <style:style style:name="P44" style:family="paragraph" style:parent-style-name="Standard">
      <style:text-properties fo:color="#666666" loext:opacity="100%" officeooo:rsid="0021a7bd" officeooo:paragraph-rsid="0021a7bd"/>
    </style:style>
    <style:style style:name="P45" style:family="paragraph" style:parent-style-name="Standard">
      <style:text-properties fo:color="#666666" loext:opacity="100%" officeooo:rsid="0024e5e9" officeooo:paragraph-rsid="0024e5e9"/>
    </style:style>
    <style:style style:name="P46" style:family="paragraph" style:parent-style-name="Standard">
      <style:text-properties fo:color="#666666" loext:opacity="100%" officeooo:rsid="00269773" officeooo:paragraph-rsid="00269773"/>
    </style:style>
    <style:style style:name="P47" style:family="paragraph" style:parent-style-name="Standard">
      <style:text-properties fo:color="#666666" loext:opacity="100%" officeooo:rsid="001cb7cf" officeooo:paragraph-rsid="001cb7cf"/>
    </style:style>
    <style:style style:name="P48" style:family="paragraph" style:parent-style-name="Standard">
      <style:text-properties fo:color="#666666" loext:opacity="100%" officeooo:rsid="00332208" officeooo:paragraph-rsid="00332208"/>
    </style:style>
    <style:style style:name="P49" style:family="paragraph" style:parent-style-name="Standard">
      <style:text-properties fo:color="#666666" loext:opacity="100%" officeooo:rsid="003326d7" officeooo:paragraph-rsid="003326d7"/>
    </style:style>
    <style:style style:name="P50" style:family="paragraph" style:parent-style-name="Standard">
      <style:text-properties fo:color="#666666" loext:opacity="100%" officeooo:rsid="0036f974" officeooo:paragraph-rsid="0036f974"/>
    </style:style>
    <style:style style:name="P51" style:family="paragraph" style:parent-style-name="Standard">
      <style:text-properties fo:color="#666666" loext:opacity="100%" officeooo:rsid="003d506b" officeooo:paragraph-rsid="003d506b"/>
    </style:style>
    <style:style style:name="P52" style:family="paragraph" style:parent-style-name="Standard">
      <style:text-properties fo:color="#666666" loext:opacity="100%" officeooo:rsid="0045aadb" officeooo:paragraph-rsid="0045aadb"/>
    </style:style>
    <style:style style:name="P53" style:family="paragraph" style:parent-style-name="Standard">
      <style:text-properties officeooo:rsid="00332208" officeooo:paragraph-rsid="00332208"/>
    </style:style>
    <style:style style:name="P54" style:family="paragraph" style:parent-style-name="Standard">
      <style:text-properties officeooo:rsid="003326d7" officeooo:paragraph-rsid="003326d7"/>
    </style:style>
    <style:style style:name="P55" style:family="paragraph" style:parent-style-name="Standard">
      <style:text-properties officeooo:rsid="003326d7" officeooo:paragraph-rsid="0036f974"/>
    </style:style>
    <style:style style:name="P56" style:family="paragraph" style:parent-style-name="Standard">
      <style:text-properties officeooo:rsid="0023c6b9" officeooo:paragraph-rsid="002af2dc"/>
    </style:style>
    <style:style style:name="P57" style:family="paragraph" style:parent-style-name="Standard">
      <style:text-properties officeooo:rsid="0036f974" officeooo:paragraph-rsid="0036f974"/>
    </style:style>
    <style:style style:name="P58" style:family="paragraph" style:parent-style-name="Standard">
      <style:paragraph-properties fo:break-before="page"/>
      <style:text-properties officeooo:rsid="0036f974" officeooo:paragraph-rsid="0036f974"/>
    </style:style>
    <style:style style:name="P59" style:family="paragraph" style:parent-style-name="Standard">
      <style:text-properties fo:color="#666666" loext:opacity="100%" officeooo:rsid="003146f1" officeooo:paragraph-rsid="003146f1"/>
    </style:style>
    <style:style style:name="P60" style:family="paragraph" style:parent-style-name="Standard">
      <style:text-properties fo:color="#666666" loext:opacity="100%" officeooo:rsid="0047356b" officeooo:paragraph-rsid="0047356b"/>
    </style:style>
    <style:style style:name="P61" style:family="paragraph" style:parent-style-name="Standard">
      <style:text-properties fo:color="#000000" loext:opacity="100%" officeooo:rsid="003146f1" officeooo:paragraph-rsid="003146f1"/>
    </style:style>
    <style:style style:name="T1" style:family="text">
      <style:text-properties officeooo:rsid="001e9c15"/>
    </style:style>
    <style:style style:name="T2" style:family="text">
      <style:text-properties fo:color="#3465a4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6b9" style:font-weight-asian="bold" style:font-weight-complex="bold"/>
    </style:style>
    <style:style style:name="T5" style:family="text">
      <style:text-properties fo:font-weight="bold" officeooo:rsid="0024e5e9" style:font-weight-asian="bold" style:font-weight-complex="bold"/>
    </style:style>
    <style:style style:name="T6" style:family="text">
      <style:text-properties fo:font-weight="bold" officeooo:rsid="00283488" style:font-weight-asian="bold" style:font-weight-complex="bold"/>
    </style:style>
    <style:style style:name="T7" style:family="text">
      <style:text-properties fo:font-weight="bold" officeooo:rsid="002d7eb2" style:font-weight-asian="bold" style:font-weight-complex="bold"/>
    </style:style>
    <style:style style:name="T8" style:family="text">
      <style:text-properties fo:font-weight="bold" officeooo:rsid="00301962" style:font-weight-asian="bold" style:font-weight-complex="bold"/>
    </style:style>
    <style:style style:name="T9" style:family="text">
      <style:text-properties fo:font-weight="bold" officeooo:rsid="003146f1" style:font-weight-asian="bold" style:font-weight-complex="bold"/>
    </style:style>
    <style:style style:name="T10" style:family="text">
      <style:text-properties fo:font-weight="bold" officeooo:rsid="00332208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fo:font-weight="bold" officeooo:rsid="0023c6b9" style:font-weight-asian="bold" style:font-weight-complex="bold"/>
    </style:style>
    <style:style style:name="T14" style:family="text">
      <style:text-properties fo:color="#000000" loext:opacity="100%" fo:font-weight="bold" officeooo:rsid="002c403e" style:font-weight-asian="bold" style:font-weight-complex="bold"/>
    </style:style>
    <style:style style:name="T15" style:family="text">
      <style:text-properties fo:color="#000000" loext:opacity="100%" officeooo:rsid="0023c6b9"/>
    </style:style>
    <style:style style:name="T16" style:family="text">
      <style:text-properties fo:color="#000000" loext:opacity="100%" officeooo:rsid="002c403e"/>
    </style:style>
    <style:style style:name="T17" style:family="text">
      <style:text-properties fo:color="#000000" loext:opacity="100%" officeooo:rsid="00332208"/>
    </style:style>
    <style:style style:name="T18" style:family="text">
      <style:text-properties fo:color="#000000" loext:opacity="100%" officeooo:rsid="003326d7"/>
    </style:style>
    <style:style style:name="T19" style:family="text">
      <style:text-properties fo:color="#000000" loext:opacity="100%" officeooo:rsid="0047356b"/>
    </style:style>
    <style:style style:name="T20" style:family="text">
      <style:text-properties fo:font-weight="normal" officeooo:rsid="00283488" style:font-weight-asian="normal" style:font-weight-complex="normal"/>
    </style:style>
    <style:style style:name="T21" style:family="text">
      <style:text-properties officeooo:rsid="0023c6b9"/>
    </style:style>
    <style:style style:name="T22" style:family="text">
      <style:text-properties officeooo:rsid="0024e5e9"/>
    </style:style>
    <style:style style:name="T23" style:family="text">
      <style:text-properties officeooo:rsid="00260097"/>
    </style:style>
    <style:style style:name="T24" style:family="text">
      <style:text-properties officeooo:rsid="00293543"/>
    </style:style>
    <style:style style:name="T25" style:family="text">
      <style:text-properties fo:font-variant="normal" fo:text-transform="none" fo:color="#bc6060" loext:opacity="100%" style:font-name="monospace" fo:font-size="11.25pt" fo:letter-spacing="normal" fo:font-style="normal" fo:font-weight="normal"/>
    </style:style>
    <style:style style:name="T26" style:family="text">
      <style:text-properties fo:font-variant="normal" fo:text-transform="none" fo:color="#444444" loext:opacity="100%" style:font-name="monospace" fo:font-size="11.25pt" fo:letter-spacing="normal" fo:font-style="normal" fo:font-weight="normal"/>
    </style:style>
    <style:style style:name="T27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af2dc"/>
    </style:style>
    <style:style style:name="T28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b429c"/>
    </style:style>
    <style:style style:name="T29" style:family="text">
      <style:text-properties fo:font-variant="normal" fo:text-transform="none" fo:color="#880000" loext:opacity="100%" style:font-name="monospace" fo:font-size="11.25pt" fo:letter-spacing="normal" fo:font-style="normal" fo:font-weight="normal"/>
    </style:style>
    <style:style style:name="T30" style:family="text">
      <style:text-properties fo:font-variant="normal" fo:text-transform="none" style:font-name="monospace" fo:font-size="11.25pt" fo:letter-spacing="normal" fo:font-style="normal" fo:font-weight="normal"/>
    </style:style>
    <style:style style:name="T31" style:family="text">
      <style:text-properties fo:font-variant="normal" fo:text-transform="none" style:font-name="monospace" fo:font-size="11.25pt" fo:letter-spacing="normal" fo:font-style="normal" fo:font-weight="normal" officeooo:rsid="00293543"/>
    </style:style>
    <style:style style:name="T32" style:family="text">
      <style:text-properties fo:font-variant="normal" fo:text-transform="none" style:font-name="monospace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2994d7"/>
    </style:style>
    <style:style style:name="T34" style:family="text">
      <style:text-properties officeooo:rsid="002b429c"/>
    </style:style>
    <style:style style:name="T35" style:family="text">
      <style:text-properties officeooo:rsid="002c403e"/>
    </style:style>
    <style:style style:name="T36" style:family="text">
      <style:text-properties officeooo:rsid="002d7eb2"/>
    </style:style>
    <style:style style:name="T37" style:family="text">
      <style:text-properties officeooo:rsid="00302946"/>
    </style:style>
    <style:style style:name="T38" style:family="text">
      <style:text-properties officeooo:rsid="003146f1"/>
    </style:style>
    <style:style style:name="T39" style:family="text">
      <style:text-properties officeooo:rsid="003263ed"/>
    </style:style>
    <style:style style:name="T40" style:family="text">
      <style:text-properties fo:color="#666666" loext:opacity="100%"/>
    </style:style>
    <style:style style:name="T41" style:family="text">
      <style:text-properties fo:color="#666666" loext:opacity="100%" officeooo:rsid="002c403e"/>
    </style:style>
    <style:style style:name="T42" style:family="text">
      <style:text-properties fo:color="#666666" loext:opacity="100%" officeooo:rsid="00293543"/>
    </style:style>
    <style:style style:name="T43" style:family="text">
      <style:text-properties fo:color="#666666" loext:opacity="100%" officeooo:rsid="003326d7"/>
    </style:style>
    <style:style style:name="T44" style:family="text">
      <style:text-properties officeooo:rsid="0032c045"/>
    </style:style>
    <style:style style:name="T45" style:family="text">
      <style:text-properties officeooo:rsid="00332208"/>
    </style:style>
    <style:style style:name="T46" style:family="text">
      <style:text-properties officeooo:rsid="003326d7"/>
    </style:style>
    <style:style style:name="T47" style:family="text">
      <style:text-properties officeooo:rsid="0036f974"/>
    </style:style>
    <style:style style:name="T48" style:family="text">
      <style:text-properties officeooo:rsid="00388d50"/>
    </style:style>
    <style:style style:name="T49" style:family="text">
      <style:text-properties officeooo:rsid="003d506b"/>
    </style:style>
    <style:style style:name="T50" style:family="text">
      <style:text-properties officeooo:rsid="00400220"/>
    </style:style>
    <style:style style:name="T51" style:family="text">
      <style:text-properties fo:font-size="14pt" fo:font-weight="bold" officeooo:rsid="004131fb" style:font-size-asian="14pt" style:font-weight-asian="bold" style:font-size-complex="14pt" style:font-weight-complex="bold"/>
    </style:style>
    <style:style style:name="T52" style:family="text">
      <style:text-properties officeooo:rsid="00453ba3"/>
    </style:style>
    <style:style style:name="T53" style:family="text">
      <style:text-properties officeooo:rsid="0045aadb"/>
    </style:style>
    <style:style style:name="T54" style:family="text">
      <style:text-properties officeooo:rsid="004735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mplantação do XCLIN e configuração do servidor</text:p>
      <text:p text:style-name="P1"/>
      <text:p text:style-name="P15"/>
      <text:p text:style-name="P15"/>
      <text:p text:style-name="P4">Criando o usuário não root</text:p>
      <text:p text:style-name="P15"/>
      <text:p text:style-name="P15"><text:tab/>Crie um usuário de nome xy190 com o comando abaixo:</text:p>
      <text:p text:style-name="P15"/>
      <text:p text:style-name="P44">useradd -<text:span text:style-name="T23">s /bin/bash -aG sudo </text:span>-m xy190</text:p>
      <text:p text:style-name="P15"/>
      <text:p text:style-name="P15"><text:tab/>Será criada uma pasta em home. Isto é, <text:span text:style-name="T40">/home/xy190</text:span></text:p>
      <text:p text:style-name="P15"/>
      <text:p text:style-name="P15"><text:tab/><text:span text:style-name="T22">Altere o password </text:span><text:span text:style-name="T5">sudo </text:span><text:span text:style-name="T20">para</text:span><text:span text:style-name="T6"> xy190</text:span><text:span text:style-name="T22">:</text:span></text:p>
      <text:p text:style-name="P15"/>
      <text:p text:style-name="P45">su -</text:p>
      <text:p text:style-name="P46">passwd xy190</text:p>
      <text:p text:style-name="P44"/>
      <text:p text:style-name="P15"><text:tab/>Crie agora a pasta <text:span text:style-name="T12">.ssh</text:span> e o arquivo <text:span text:style-name="T12">authorized_keys</text:span><text:span text:style-name="T2"> </text:span>na pasta do usuário <text:span text:style-name="T12">xy190</text:span>. Esse arquivo deve conter as chaves públicas para conexão via ssh sem senha de root.</text:p>
      <text:p text:style-name="P44"/>
      <text:p text:style-name="P38">su - xy190</text:p>
      <text:p text:style-name="P44"/>
      <text:p text:style-name="P44">mkdir .ssh</text:p>
      <text:p text:style-name="P44">cd .ssh</text:p>
      <text:p text:style-name="P44">touch authorized_keys</text:p>
      <text:p text:style-name="P1"/>
      <text:p text:style-name="P4">Configuração do ssh</text:p>
      <text:p text:style-name="P15"/>
      <text:p text:style-name="P15"><text:tab/>Criar as chaves privadas e públicas através do <text:span text:style-name="T12">putty</text:span> utilizando o comando abaixo:</text:p>
      <text:p text:style-name="P15"/>
      <text:p text:style-name="P44">ssh-keygen</text:p>
      <text:p text:style-name="P15"/>
      <text:p text:style-name="P15"><text:tab/>Por padrão, será criada a chave <text:span text:style-name="T12">id_rsa</text:span> que é a chave privada e a chave <text:span text:style-name="T12">id_rsa.pub</text:span><text:span text:style-name="T2"> </text:span>que é a chave pública.</text:p>
      <text:p text:style-name="P15"/>
      <text:p text:style-name="P15"><text:tab/>Transferir via <text:span text:style-name="T12">sftp</text:span> o arquivo <text:span text:style-name="T12">id_rsa.pub</text:span> para o servidor e adicionar ao arquivo <text:span text:style-name="T12">authorized_keys</text:span> conforme baixo:</text:p>
      <text:p text:style-name="P15"/>
      <text:p text:style-name="P15"><text:span text:style-name="T40">cat id_rsa.pub &gt; .ssh/authorized_keys</text:span> </text:p>
      <text:p text:style-name="P15"/>
      <text:p text:style-name="P15"><text:tab/>Isto supondo que o arquivo <text:span text:style-name="T3">id_rsa.pub</text:span> foi transferido para o diretório /<text:span text:style-name="T3">home/xy190</text:span> e você entrou neste diretório.</text:p>
      <text:p text:style-name="P15"/>
      <text:p text:style-name="P15"><text:tab/>Agora é hora de configurar o arquivo<text:span text:style-name="T3"> /etc/ssh/sshd_config</text:span>. Edite este arquivo e configure como a seguir:</text:p>
      <text:p text:style-name="P15"/>
      <text:p text:style-name="P44">Port 37814</text:p>
      <text:p text:style-name="P44">#PermitRootLogin</text:p>
      <text:p text:style-name="P44">PublicKeyAuthentication yes</text:p>
      <text:p text:style-name="P44"/>
      <text:p text:style-name="P15"><text:tab/>No final do arquivo adicione a seguinte linha:</text:p>
      <text:p text:style-name="P15"><text:soft-page-break/></text:p>
      <text:p text:style-name="P44">AllowUsers xy190</text:p>
      <text:p text:style-name="P44"/>
      <text:p text:style-name="P16"><text:tab/><text:span text:style-name="T15">Reinicie o </text:span><text:span text:style-name="T13">ssh</text:span><text:span text:style-name="T15"> com o seguinte comando:</text:span></text:p>
      <text:p text:style-name="P16"/>
      <text:p text:style-name="P43">systemctl restart sshd</text:p>
      <text:p text:style-name="P16"/>
      <text:p text:style-name="P3">Instalação e configuração do JDK</text:p>
      <text:p text:style-name="P1"/>
      <text:p text:style-name="P1"><text:tab/>Para instalação do jdk, pode ser utilizado o comando wget para fazer download do site da oracle. Exemplo como segue:</text:p>
      <text:p text:style-name="P1"/>
      <text:p text:style-name="P1"><text:span text:style-name="T40">wget </text:span><text:a xlink:type="simple" xlink:href="https://download.oracle.com/java/20/latest/jdk-20_linux-x64_bin.tar.gz" text:style-name="Internet_20_link" text:visited-style-name="Visited_20_Internet_20_Link">https://download.oracle.com/java/20/latest/jdk-20_linux-x64_bin.tar.gz</text:a></text:p>
      <text:p text:style-name="P1"/>
      <text:p text:style-name="P1"><text:tab/><text:span text:style-name="T1">E</text:span>xtrair o conteúdo para a pasta /opt que, neste caso, fica assim:</text:p>
      <text:p text:style-name="P1"/>
      <text:p text:style-name="P47">/opt/jdk-20.0.1</text:p>
      <text:p text:style-name="P1"/>
      <text:p text:style-name="P3">Instalação e configuração do tomcat</text:p>
      <text:p text:style-name="P1"/>
      <text:p text:style-name="P10">Baixar com o comando <text:span text:style-name="T3">wget</text:span> como segue:</text:p>
      <text:p text:style-name="P10"/>
      <text:p text:style-name="P10"><text:span text:style-name="T40">wget </text:span><text:a xlink:type="simple" xlink:href="https://dlcdn.apache.org/tomcat/tomcat-10/v10.1.10/bin/apache-tomcat-10.1.10.tar.gz" text:style-name="Internet_20_link" text:visited-style-name="Visited_20_Internet_20_Link">https://dlcdn.apache.org/tomcat/tomcat-10/v10.1.10/bin/apache-tomcat-10.1.10.tar.gz</text:a></text:p>
      <text:p text:style-name="P10"/>
      <text:p text:style-name="P10"><text:tab/>Extrair o conteúdo para pasta <text:span text:style-name="T3">/opt </text:span>que, neste caso, deve fica assim:</text:p>
      <text:p text:style-name="P10"/>
      <text:p text:style-name="P40">/opt/tomcat</text:p>
      <text:p text:style-name="P10"/>
      <text:p text:style-name="P10"><text:tab/>Após isto, é necessário criar um usuário para o <text:span text:style-name="T3">tomcat</text:span> com os seguintes comandos:</text:p>
      <text:p text:style-name="P10"/>
      <text:p text:style-name="P41"><text:span text:style-name="T33">sudo </text:span>useradd -<text:span text:style-name="T24">s /bin/false -g tomcat </text:span>-d /opt/tomcat tomcat</text:p>
      <text:p text:style-name="P18"/>
      <text:p text:style-name="P22"><text:span text:style-name="T24"><text:tab/>Com a opção </text:span><text:span text:style-name="T42">-s /bin/false</text:span><text:span text:style-name="T24">, ninguém poderá entrar na conta criada!</text:span></text:p>
      <text:p text:style-name="P22"/>
      <text:p text:style-name="P19"><text:tab/><text:span text:style-name="T11">Conceder ao grupo tomcat todas as permissões sobre o diretório /opt/tomcat</text:span></text:p>
      <text:p text:style-name="P18"/>
      <text:p text:style-name="P40"><text:span text:style-name="T33">sudo chgrp</text:span> -<text:span text:style-name="T33">R </text:span>tomcat /opt/tomcat</text:p>
      <text:p text:style-name="P40"/>
      <text:p text:style-name="P42">sudo chown -R tomcat webapps/ logs/ temp/ work/</text:p>
      <text:p text:style-name="P17"/>
      <text:p text:style-name="P10"><text:tab/>Após isto, editar o arquivo <text:span text:style-name="T3">server.xml </text:span>de configuração do <text:span text:style-name="T3">tomcat</text:span> para desabilitar o shutdown via script <text:span text:style-name="T3">shutdown.sh</text:span>.</text:p>
      <text:p text:style-name="P10"/>
      <text:p text:style-name="P11"><text:tab/><text:span text:style-name="T21">Altere a seguinte linha no arquivo </text:span><text:span text:style-name="T4">server.xml</text:span><text:span text:style-name="T21">:</text:span></text:p>
      <text:p text:style-name="P11"/>
      <text:p text:style-name="P39">&lt;<text:span text:style-name="T21">Server port=”8005” shutdown=”SHUTDOWN”&gt;</text:span></text:p>
      <text:p text:style-name="P11"><text:tab/></text:p>
      <text:p text:style-name="P12"><text:tab/></text:p>
      <text:p text:style-name="P56"><text:tab/>Para:</text:p>
      <text:p text:style-name="P11"/>
      <text:p text:style-name="P39">&lt;Server port=”-1” shutdown=”SHUTDOWN”&gt;</text:p>
      <text:p text:style-name="P17"/>
      <text:p text:style-name="P5"><text:soft-page-break/>Configurar o serviço do tomcat:</text:p>
      <text:p text:style-name="P21"/>
      <text:p text:style-name="P21"><text:tab/>Crie o arquivo <text:span text:style-name="T3">tomcat.service</text:span> como abaixo:</text:p>
      <text:p text:style-name="P21"/>
      <text:p text:style-name="P38">touch /etc/systemd/system/tomcat.service</text:p>
      <text:p text:style-name="P21"/>
      <text:p text:style-name="P21"><text:tab/>Edite o arquivo com o conteúdo parecido com o seguinte:</text:p>
      <text:p text:style-name="P21"/>
      <text:p text:style-name="P21"><text:span text:style-name="T25">[Unit]</text:span><text:line-break/><text:span text:style-name="T26">Description=Tomcat servlet container</text:span><text:line-break/><text:span text:style-name="T26">After=</text:span><text:span text:style-name="T28">syslog.target </text:span><text:span text:style-name="T26">network.target</text:span><text:line-break/><text:line-break/><text:span text:style-name="T25">[Service]</text:span><text:line-break/><text:span text:style-name="T26">Type=forking</text:span><text:line-break/><text:line-break/><text:span text:style-name="T26">User=tomcat</text:span><text:line-break/><text:span text:style-name="T26">Group=tomcat</text:span><text:line-break/><text:line-break/><text:span text:style-name="T26">Environment=</text:span><text:span text:style-name="T29">"JAVA_HOME=/opt/jdk-20.0.1"</text:span><text:line-break/><text:span text:style-name="T26">Environment=</text:span><text:span text:style-name="T29">"JAVA_OPTS=-Djava.security.egd=file:///dev/urandom"</text:span><text:line-break/><text:line-break/><text:span text:style-name="T26">Environment=</text:span><text:span text:style-name="T29">"CATALINA_BASE=/opt/tomcat"</text:span><text:line-break/><text:span text:style-name="T26">Environment=</text:span><text:span text:style-name="T29">"CATALINA_HOME=/opt/tomcat"</text:span><text:line-break/><text:span text:style-name="T26">Environment=</text:span><text:span text:style-name="T29">"CATALINA_PID=/opt/tomcat/temp/tomcat.pid"</text:span><text:line-break/><text:span text:style-name="T26">Environment=</text:span><text:span text:style-name="T29">"CATALINA_OPTS=-Xms512M -Xmx1024M</text:span><text:line-break/><text:line-break/><text:span text:style-name="T26">ExecStart=</text:span><text:span text:style-name="T25">/opt/</text:span><text:span text:style-name="T26">tomcat/bin/startup.sh</text:span><text:line-break/><text:span text:style-name="T26">ExecStop=/</text:span><text:span text:style-name="T27">bin/kill -15 $MAINPID</text:span><text:line-break/><text:line-break/><text:span text:style-name="T25">[Install]</text:span><text:line-break/><text:span text:style-name="T26">WantedBy=multi-user.target</text:span> </text:p>
      <text:p text:style-name="P21"/>
      <text:p text:style-name="P21"><text:tab/><text:span text:style-name="T34">Manipule o serviço como segue:</text:span></text:p>
      <text:p text:style-name="P21"/>
      <text:p text:style-name="P37">sudo systemctl start tomcat</text:p>
      <text:p text:style-name="P37">sudo systemctl stop tomcat</text:p>
      <text:p text:style-name="P37">sudo systemctl restart tomcat</text:p>
      <text:p text:style-name="P37">sudo systemctl status tomcat</text:p>
      <text:p text:style-name="P13"/>
      <text:p text:style-name="P6">Instalação e configuração do apache</text:p>
      <text:p text:style-name="P10"/>
      <text:p text:style-name="P10"><text:tab/><text:span text:style-name="T34">Instalar com o seguinte comando:</text:span></text:p>
      <text:p text:style-name="P10"/>
      <text:p text:style-name="P37">sudo apt install apache2</text:p>
      <text:p text:style-name="P23"/>
      <text:p text:style-name="P23"><text:tab/><text:span text:style-name="T35">Instale o certbot para configuração do SSL via Let’s Encrypt</text:span></text:p>
      <text:p text:style-name="P23"/>
      <text:p text:style-name="P36">sudo apt install certbot python3-certbot-apache</text:p>
      <text:p text:style-name="P24"/>
      <text:p text:style-name="P24"/>
      <text:p text:style-name="P23"/>
      <text:p text:style-name="P23"><text:tab/>Feito isto, <text:span text:style-name="T35">configurar o VirtualHost como segue:</text:span></text:p>
      <text:p text:style-name="P23"/>
      <text:p text:style-name="P37"><text:soft-page-break/>&lt;<text:span text:style-name="T35">VirtualHost *:80&gt;</text:span></text:p>
      <text:p text:style-name="P23"><text:span text:style-name="T40"><text:tab/></text:span><text:span text:style-name="T41">ServerAdmin </text:span><text:a xlink:type="simple" xlink:href="mailto:italoherbert@outlook.com" text:style-name="Internet_20_link" text:visited-style-name="Visited_20_Internet_20_Link">italoherbert@outlook.com</text:a></text:p>
      <text:p text:style-name="P37"><text:tab/><text:span text:style-name="T35">ServerName xclin.com.br</text:span></text:p>
      <text:p text:style-name="P23"><text:span text:style-name="T40"><text:tab/></text:span><text:span text:style-name="T41">ServerAlias </text:span><text:a xlink:type="simple" xlink:href="http://www.xclin.com.br/" text:style-name="Internet_20_link" text:visited-style-name="Visited_20_Internet_20_Link">www.xclin.com.br</text:a></text:p>
      <text:p text:style-name="P37"><text:tab/><text:span text:style-name="T35">DocumentRoot /var/www/xclin.com.br</text:span></text:p>
      <text:p text:style-name="P37"/>
      <text:p text:style-name="P37"><text:tab/><text:span text:style-name="T35">ErrorLog ${APACHE_LOG_DIR}/error.log</text:span></text:p>
      <text:p text:style-name="P37"><text:tab/><text:span text:style-name="T35">CustomLog ${APACHE_LOG_DIR}/access.log</text:span></text:p>
      <text:p text:style-name="P37">&lt;/<text:span text:style-name="T35">VirtualHost&gt;</text:span></text:p>
      <text:p text:style-name="P20"/>
      <text:p text:style-name="P20"><text:tab/><text:span text:style-name="T16">Crie o diretório </text:span><text:span text:style-name="T14">/var/www/xclin.com.br/ </text:span><text:span text:style-name="T16">e crie um arquivo </text:span><text:span text:style-name="T14">html</text:span><text:span text:style-name="T16"> neste diretório com nome </text:span><text:span text:style-name="T14">index.html </text:span><text:span text:style-name="T16">e um conteúdo de sua preferência para testar o acesso.</text:span></text:p>
      <text:p text:style-name="P23"/>
      <text:p text:style-name="P23"><text:tab/><text:span text:style-name="T35">Agora configure o certificado com o seguinte comando:</text:span></text:p>
      <text:p text:style-name="P23"/>
      <text:p text:style-name="P24"><text:span text:style-name="T40">certbot –apache -d xclin.com.br -d </text:span><text:a xlink:type="simple" xlink:href="http://www.xclin.com.br/" text:style-name="Internet_20_link" text:visited-style-name="Visited_20_Internet_20_Link">www.xclin.com.br</text:a></text:p>
      <text:p text:style-name="P24"/>
      <text:p text:style-name="P24"><text:tab/>Agora reinicie o apache e acesse a página via https</text:p>
      <text:p text:style-name="P24"/>
      <text:p text:style-name="P7">Configurando a integração tomcat/apache</text:p>
      <text:p text:style-name="P10"/>
      <text:p text:style-name="P1"><text:tab/><text:span text:style-name="T35">Será utilizado o módulo </text:span><text:span text:style-name="T14">mod_proxy</text:span><text:span text:style-name="T35"> para esta configuração</text:span></text:p>
      <text:p text:style-name="P1"/>
      <text:p text:style-name="P1"><text:tab/><text:span text:style-name="T35">Por padrão o mod_proxy já vem instalado com o apache, bastando apanas habilitá-lo como segue:</text:span></text:p>
      <text:p text:style-name="P1"/>
      <text:p text:style-name="P36">sudo a2enmod proxy</text:p>
      <text:p text:style-name="P36">sudo a2enmod proxy_http</text:p>
      <text:p text:style-name="P24"/>
      <text:p text:style-name="P24"><text:tab/>Feito isto, configure o Proxy e ProxyReverse no arquivo de configuração do VirtualHost</text:p>
      <text:p text:style-name="P24"/>
      <text:p text:style-name="P36">SSLProxyEngine on</text:p>
      <text:p text:style-name="P24"><text:span text:style-name="T40">ProxyPass /api </text:span><text:a xlink:type="simple" xlink:href="http://localhost:8080/api" text:style-name="Internet_20_link" text:visited-style-name="Visited_20_Internet_20_Link">http://localhost:8080/api</text:a></text:p>
      <text:p text:style-name="P24"><text:span text:style-name="T40">ProxyPassReverse /api </text:span><text:a xlink:type="simple" xlink:href="http://localhost:8080/api" text:style-name="Internet_20_link" text:visited-style-name="Visited_20_Internet_20_Link">http://localhost:8080/api</text:a></text:p>
      <text:p text:style-name="P24"><text:tab/></text:p>
      <text:p text:style-name="P24"><text:tab/><text:span text:style-name="T7">Atenção: </text:span><text:span text:style-name="T36">O arquivo de </text:span><text:span text:style-name="T7">host</text:span><text:span text:style-name="T36"> após configurado o certificado </text:span><text:span text:style-name="T7">SSL</text:span><text:span text:style-name="T36"> é: </text:span><text:span text:style-name="T7">xclin.com.br-</text:span><text:span text:style-name="T8">le-ssl.conf</text:span></text:p>
      <text:p text:style-name="P24"/>
      <text:p text:style-name="P24"><text:tab/><text:span text:style-name="T36">Agora configurar no </text:span><text:span text:style-name="T7">tomcat</text:span><text:span text:style-name="T36"> o arquivo </text:span><text:span text:style-name="T7">server.xml</text:span><text:span text:style-name="T36">. Localize a seguinte linha:</text:span></text:p>
      <text:p text:style-name="P24"/>
      <text:p text:style-name="P35">&lt;Connector port=”8080” …</text:p>
      <text:p text:style-name="P25"/>
      <text:p text:style-name="P25"><text:tab/>Adicione as opções <text:span text:style-name="T3">proxyName</text:span> e <text:span text:style-name="T3">proxyPort</text:span> como segue:</text:p>
      <text:p text:style-name="P25"/>
      <text:p text:style-name="P35">&lt;Connector port=”8080” … <text:s/>proxyName=”localhost” proxyPort=”80” /&gt;</text:p>
      <text:p text:style-name="P1"/>
      <text:p text:style-name="P1"><text:tab/></text:p>
      <text:p text:style-name="P26"/>
      <text:p text:style-name="P26"/>
      <text:p text:style-name="P8">Instalando o postgresql</text:p>
      <text:p text:style-name="P26"/>
      <text:p text:style-name="P2"><text:tab/><text:span text:style-name="T37">Primeiramente, instalar o postgresql 13 com os seguintes comandos:</text:span></text:p>
      <text:p text:style-name="P2"/>
      <text:p text:style-name="P33"><text:soft-page-break/>sudo apt update</text:p>
      <text:p text:style-name="P33">sudo apt install postgresql-13</text:p>
      <text:p text:style-name="P26"/>
      <text:p text:style-name="P26"><text:tab/><text:span text:style-name="T38">Após a instalação, entrar com usuário do sistema que foi criado com a instalação: O usuário </text:span><text:span text:style-name="T9">postgres</text:span><text:span text:style-name="T38">. Então, faça como segue:</text:span></text:p>
      <text:p text:style-name="P26"/>
      <text:p text:style-name="P32">sudo passwd postgres</text:p>
      <text:p text:style-name="P28"/>
      <text:p text:style-name="P28"><text:tab/>Crie uma senha e acesse a conta do usuário postgres:</text:p>
      <text:p text:style-name="P28"/>
      <text:p text:style-name="P32">su – postgres</text:p>
      <text:p text:style-name="P28"/>
      <text:p text:style-name="P28"><text:tab/>Agora utilize o comando psql para entrar no cliente do postgresql:</text:p>
      <text:p text:style-name="P28"/>
      <text:p text:style-name="P32">psql</text:p>
      <text:p text:style-name="P28"/>
      <text:p text:style-name="P28"><text:tab/>Agora você pode administrar o banco de dados através desse procedimento.</text:p>
      <text:p text:style-name="P28"/>
      <text:p text:style-name="P9">Instalação da aplicação xclin</text:p>
      <text:p text:style-name="P28"><text:tab/></text:p>
      <text:p text:style-name="P28"><text:tab/>Crie e configure o <text:span text:style-name="T3">banco de dados xclin</text:span> e <text:span text:style-name="T3">usuário xclin</text:span> como segue. Claro, antes acessar o <text:span text:style-name="T3">cliente postgresql </text:span>via comando <text:span text:style-name="T3">psql</text:span>.</text:p>
      <text:p text:style-name="P28"/>
      <text:p text:style-name="P32">create database xclin;</text:p>
      <text:p text:style-name="P32"/>
      <text:p text:style-name="P32">create user xclin with password '3950Vm08';</text:p>
      <text:p text:style-name="P32"/>
      <text:p text:style-name="P32">alter database xclin owner to xclin;</text:p>
      <text:p text:style-name="P32"/>
      <text:p text:style-name="P32">grant all on database xclin to xclin;</text:p>
      <text:p text:style-name="P32">grant all on all tables in schema public to xclin;</text:p>
      <text:p text:style-name="P32">grant all on all sequences in schema public to xclin;</text:p>
      <text:p text:style-name="P32"/>
      <text:p text:style-name="P32"><text:tab/><text:span text:style-name="T19">É necessário também a criação da extensão “unaccent” que é utilizada para retirar acentos com uso da função lower_unaccent definida abaixo:</text:span></text:p>
      <text:p text:style-name="P32"><text:span text:style-name="T19"/></text:p>
      <text:p text:style-name="P32"><text:span text:style-name="T54">create or replace function lower_unaccent( varchar ) returns varchar as $$</text:span></text:p>
      <text:p text:style-name="P32"><text:span text:style-name="T54">begin</text:span></text:p>
      <text:p text:style-name="P32"><text:span text:style-name="T54"><text:s text:c="4"/>return lower(unaccent($1));</text:span></text:p>
      <text:p text:style-name="P32"><text:span text:style-name="T54">end;</text:span></text:p>
      <text:p text:style-name="P32"><text:span text:style-name="T54">$$ language plpgsql;</text:span></text:p>
      <text:p text:style-name="P32"><text:span text:style-name="T19"/></text:p>
      <text:p text:style-name="P32"><text:span text:style-name="T19"><text:tab/>A função unaccent pode ser habilitada com o seguinte comando:</text:span></text:p>
      <text:p text:style-name="P32"><text:span text:style-name="T19"/></text:p>
      <text:p text:style-name="P60"><text:span text:style-name="T54">c</text:span>reate extension unaccent;</text:p>
      <text:p text:style-name="P61"/>
      <text:p text:style-name="P28"><text:span text:style-name="T11"><text:tab/></text:span><text:span text:style-name="T17">Após isto, transfira o </text:span><text:span text:style-name="T45">backup de banco de dados de nome </text:span><text:span text:style-name="T10">xclin.sql</text:span><text:span text:style-name="T45"> para pasta (por exemplo) </text:span><text:span text:style-name="T10">resources</text:span><text:span text:style-name="T45"> e então entre no </text:span><text:span text:style-name="T10">psql</text:span><text:span text:style-name="T45"> e execute:</text:span></text:p>
      <text:p text:style-name="P28"/>
      <text:p text:style-name="P53"><text:span text:style-name="T40">psql xclin</text:span> ou <text:span text:style-name="T40">\c xclin</text:span></text:p>
      <text:p text:style-name="P28"/>
      <text:p text:style-name="P48">\i /home/xy190/recursos/xclin.sql</text:p>
      <text:p text:style-name="P28"><text:soft-page-break/></text:p>
      <text:p text:style-name="P28"><text:tab/>Configure o serviço do tomcat com as seguintes variáveis de ambiente:</text:p>
      <text:p text:style-name="P28"/>
      <text:p text:style-name="P32"><text:span text:style-name="T31">Environment=”</text:span><text:span text:style-name="T30">XCLIN_DB_URL=jdbc:postgresql://localhost:5432/xclin</text:span><text:span text:style-name="T31">"</text:span><text:span text:style-name="T24"><text:line-break/></text:span><text:span text:style-name="T31">Environment="</text:span><text:span text:style-name="T30">XCLIN_DB_USERNAME=xclin</text:span><text:span text:style-name="T31">"</text:span></text:p>
      <text:p text:style-name="P32"><text:span text:style-name="T30">Environment=</text:span><text:span text:style-name="T32">”XCLIN_DB_PASSWORD=3950Vm08”</text:span></text:p>
      <text:p text:style-name="P28"/>
      <text:p text:style-name="P30"><text:tab/>Após configurado o banco de dados e as variáveis de ambientes, também, do banco de dados, faça o seguinte:</text:p>
      <text:p text:style-name="P28"><text:tab/></text:p>
      <text:p text:style-name="P28"><text:tab/><text:span text:style-name="T39">Instale o unzip com o seguinte comando:</text:span></text:p>
      <text:p text:style-name="P28"/>
      <text:p text:style-name="P31">sudo apt install unzip</text:p>
      <text:p text:style-name="P28"/>
      <text:p text:style-name="P28"/>
      <text:p text:style-name="P28"><text:tab/>Transfira via <text:span text:style-name="T3">sftp</text:span> o arquivo <text:span text:style-name="T3">war</text:span> do xclin para pasta do usuário e, então, crie o <text:span text:style-name="T3">script</text:span> a seguir com nome <text:span text:style-name="T3">deploy.sh</text:span></text:p>
      <text:p text:style-name="P28"/>
      <text:p text:style-name="P48">cd /opt/tomcat/webapps</text:p>
      <text:p text:style-name="P32">rm -r ROOT</text:p>
      <text:p text:style-name="P32"><text:span text:style-name="T39">unzip</text:span> /<text:span text:style-name="T45">home/xy190/</text:span>xclin.war -<text:span text:style-name="T44">d</text:span> ROOT</text:p>
      <text:p text:style-name="P32">systemctl restart</text:p>
      <text:p text:style-name="P28"/>
      <text:p text:style-name="P28"><text:tab/>Não esqueça de tornar o arquivo deploy.sh executável com o seguinte comando:</text:p>
      <text:p text:style-name="P28"/>
      <text:p text:style-name="P32">sudo chmod +x deploy.sh</text:p>
      <text:p text:style-name="P32"/>
      <text:p text:style-name="P32"><text:tab/><text:span text:style-name="T17">Execute o script:</text:span></text:p>
      <text:p text:style-name="P32"/>
      <text:p text:style-name="P32"><text:span text:style-name="T52">sudo </text:span>./<text:span text:style-name="T45">deploy.sh</text:span></text:p>
      <text:p text:style-name="P32"/>
      <text:p text:style-name="P32"><text:tab/><text:span text:style-name="T17">Agora transfira o</text:span><text:span text:style-name="T18">s</text:span><text:span text:style-name="T17"> arquivo</text:span><text:span text:style-name="T18">s do frontend angular via sftp para a pasta: </text:span><text:span text:style-name="T46">/home/xy190/xclin.com.br/</text:span></text:p>
      <text:p text:style-name="P32"/>
      <text:p text:style-name="P32"><text:span text:style-name="T18"><text:tab/>Feito isto, crie o script </text:span><text:span text:style-name="T46">deploy-frontend.sh</text:span></text:p>
      <text:p text:style-name="P32"/>
      <text:p text:style-name="P49">vim deploy-frontend.sh</text:p>
      <text:p text:style-name="P49"/>
      <text:p text:style-name="P49"><text:tab/><text:span text:style-name="T11">Esse arquivo deve ter o seguinte conteúdo:</text:span></text:p>
      <text:p text:style-name="P49"/>
      <text:p text:style-name="P49">cd /var/www/xclin.com.br</text:p>
      <text:p text:style-name="P49"/>
      <text:p text:style-name="P49">if [ `pwd` = '/var/www/xclin.com.br' ]; then</text:p>
      <text:p text:style-name="P49"><text:s text:c="8"/>rm -r *</text:p>
      <text:p text:style-name="P49"><text:s text:c="8"/>cp -r /home/xy190/xclin.com.br/* .</text:p>
      <text:p text:style-name="P49"/>
      <text:p text:style-name="P49"><text:s text:c="8"/>systemctl restart apache2</text:p>
      <text:p text:style-name="P49">fi</text:p>
      <text:p text:style-name="P32"/>
      <text:p text:style-name="P29"><text:span text:style-name="T11"><text:tab/></text:span><text:span text:style-name="T18">Não esqueça de conceder permissão de execução do arquivo criado com o seguinte comando:</text:span></text:p>
      <text:p text:style-name="P29"/>
      <text:p text:style-name="P29"><text:span text:style-name="T43">sudo chmod +x deploy-frontend.sh</text:span><text:tab/></text:p>
      <text:p text:style-name="P26"><text:soft-page-break/><text:tab/></text:p>
      <text:p text:style-name="P26"><text:tab/><text:span text:style-name="T53">Execute o script:</text:span></text:p>
      <text:p text:style-name="P26"/>
      <text:p text:style-name="P52">sudo ./deploy-frontend.sh</text:p>
      <text:p text:style-name="P26"/>
      <text:p text:style-name="P27"><text:tab/></text:p>
      <text:p text:style-name="P58"><text:tab/><text:span text:style-name="T51">Instalando o certificado do serviço do IBGE</text:span></text:p>
      <text:p text:style-name="P57"/>
      <text:p text:style-name="P57"><text:tab/>Agora falta apenas adicionar o certificado digital do serviço de localização de cidades e Ufs do ibge. Faça conforme abaixo para baixar o certificado:</text:p>
      <text:p text:style-name="P26"/>
      <text:p text:style-name="P50">openssl s_client -connect servicodados.ibge.gov.br:443</text:p>
      <text:p text:style-name="P57"/>
      <text:p text:style-name="P57"><text:tab/>Serão mostrados vários dados, inclusive o certificado. Então, selecione o certificado e copie o conteúdo para um arquivo. Pode ser: </text:p>
      <text:p text:style-name="P26"/>
      <text:p text:style-name="P50">trust.pem</text:p>
      <text:p text:style-name="P57"/>
      <text:p text:style-name="P57"><text:tab/>Então adicione o certificado ao arquivo cacerts do jdk conforme o seguinte:</text:p>
      <text:p text:style-name="P57"/>
      <text:p text:style-name="P34">/<text:span text:style-name="T47">opt/jdk-20.0.1/bin/</text:span>keytool -import -trustcacerts -noprompt -storepass changeit -alias <text:span text:style-name="T48">servicodados.ibge</text:span>.com.br -file trust.pem -keystore /opt/jdk-<text:span text:style-name="T47">20.0.1</text:span>/lib/security/cacerts</text:p>
      <text:p text:style-name="P27"><text:tab/></text:p>
      <text:p text:style-name="P27"><text:tab/><text:span text:style-name="T51">Instalando a fonte</text:span></text:p>
      <text:p text:style-name="P27"/>
      <text:p text:style-name="P27"><text:tab/><text:span text:style-name="T50">É</text:span><text:span text:style-name="T49"> necessário também instalar uma fonte no linux para funcionar os relatórios. Então, faça como segue:</text:span></text:p>
      <text:p text:style-name="P27"/>
      <text:p text:style-name="P51">sudo apt install fontconfig</text:p>
      <text:p text:style-name="P51">sudo fc-cache –force</text:p>
      <text:p text:style-name="P51"/>
      <text:p text:style-name="P27"><text:tab/></text:p>
      <text:p text:style-name="P27"/>
      <text:p text:style-name="P55"><text:tab/>Pronto! Feito isto, tudo deve estar configurado e, com os dois serviços dos servidores tomcat e apache em execução, pode testar o sistema pelo link abaixo:</text:p>
      <text:p text:style-name="P26"/>
      <text:p text:style-name="P54"><text:a xlink:type="simple" xlink:href="https://www.xclin.com.br/" text:style-name="Internet_20_link" text:visited-style-name="Visited_20_Internet_20_Link">https://www.xclin.com.br</text:a></text:p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20:49:38.012000000</meta:creation-date>
    <dc:date>2023-07-11T20:52:48.866000000</dc:date>
    <meta:editing-duration>P1DT8H28M50S</meta:editing-duration>
    <meta:editing-cycles>37</meta:editing-cycles>
    <meta:generator>LibreOffice/7.5.2.2$Windows_X86_64 LibreOffice_project/53bb9681a964705cf672590721dbc85eb4d0c3a2</meta:generator>
    <meta:document-statistic meta:table-count="0" meta:image-count="0" meta:object-count="0" meta:page-count="8" meta:paragraph-count="173" meta:word-count="1149" meta:character-count="8435" meta:non-whitespace-character-count="7331"/>
  </office:meta>
</office:document-meta>
</file>